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99ff66"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otted_20__28_var_29_" svg:stroke-color="#333333" draw:fill="solid" draw:fill-color="#cc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style:font-name="Liberation Sans1" fo:font-size="12pt" fo:font-weight="normal" style:font-weight-asian="normal" style:font-weight-complex="normal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style:style style:name="T3" style:family="text">
      <style:text-properties style:font-name="Liberation Sans1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8cm" svg:height="2.017cm" svg:x="14.403cm" svg:y="1cm">
            <text:p text:style-name="P1"><text:span text:style-name="T1">Work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3" draw:layer="layout" svg:width="1.773cm" svg:height="1.932cm" svg:x="19.293cm" svg:y="1.222cm">
              <text:p text:style-name="P1"><text:span text:style-name="T2">App</text:span></text:p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73cm" svg:height="1.932cm" svg:x="19.081cm" svg:y="1.333cm">
              <text:p text:style-name="P1"><text:span text:style-name="T2">App</text:span></text:p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1" draw:text-style-name="P3" draw:layer="layout" svg:width="1.773cm" svg:height="1.932cm" svg:x="18.843cm" svg:y="1.455cm">
            <text:p text:style-name="P1"><text:span text:style-name="T2">App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4.181cm" svg:height="2.012cm" svg:x="1.703cm" svg:y="1.344cm">
            <text:p text:style-name="P1"><text:span text:style-name="T1">Swift clien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4.191cm" svg:y="1.185cm">
            <text:p text:style-name="P1"><text:span text:style-name="T1">Work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7.868cm" svg:y="1.397cm">
            <text:p text:style-name="P1"><text:span text:style-name="T1">Swift servic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4.033cm" svg:y="1.397cm">
            <text:p text:style-name="P1"><text:span text:style-name="T1">Work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1.985cm" svg:height="1.377cm" svg:x="5.884cm" svg:y="1.767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4" draw:layer="layout" svg:width="1.985cm" svg:height="1.324cm" svg:x="12.048cm" svg:y="1.767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5" draw:layer="layout" svg:width="11.378cm" svg:height="0.795cm" svg:x="8.709cm" svg:y="4.339cm">
            <text:p text:style-name="P1"><text:span text:style-name="T3">Shared File-system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689cm" svg:height="0.953cm" svg:x="19.192cm" svg:y="3.386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4" draw:layer="layout" svg:width="1.001cm" svg:height="0.768cm" svg:x="18.213cm" svg:y="2.048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1" draw:text-style-name="P2" draw:layer="layout" svg:width="2.156cm" svg:height="1.37cm" svg:x="0.373cm" svg:y="4.251cm">
              <text:p text:style-name="P1"><text:span text:style-name="T1">local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2.154cm" svg:height="1.37cm" svg:x="2.802cm" svg:y="4.251cm">
              <text:p text:style-name="P1"><text:span text:style-name="T1">GSIftp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2.163cm" svg:height="1.377cm" svg:x="5.229cm" svg:y="4.251cm">
              <text:p text:style-name="P1"><text:span text:style-name="T1">Ssh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4" draw:layer="layout" svg:width="0.689cm" svg:height="0.953cm" svg:x="9.799cm" svg:y="3.408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4" draw:layer="layout" svg:width="1.985cm" svg:height="0.689cm" svg:x="5.91cm" svg:y="2.106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4" draw:layer="layout" svg:width="0.717cm" svg:height="0.9cm" svg:x="15.955cm" svg:y="3.439cm">
            <text:p/>
            <draw:enhanced-geometry svg:viewBox="0 0 21600 21600" draw:mirror-horizontal="true" draw:text-areas="?f0 ?f8 ?f2 ?f9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4" draw:layer="layout" svg:width="0.689cm" svg:height="1.218cm" svg:x="3.529cm" svg:y="3.177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4" draw:layer="layout" svg:width="0.555cm" svg:height="1.377cm" draw:transform="rotate (-0.680852941202988) translate (2.372cm 3.05cm)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4" draw:layer="layout" svg:width="0.502cm" svg:height="1.611cm" draw:transform="rotate (-0.680852941202988) translate (5.848cm 3.023cm)">
            <text:p/>
            <draw:enhanced-geometry svg:viewBox="0 0 21600 21600" draw:mirror-vertical="true" draw:text-areas="?f0 ?f8 ?f2 ?f9" draw:mirror-horizont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4:55:21.112518504</meta:creation-date>
    <dc:date>2014-12-05T16:16:04.097676516</dc:date>
    <meta:editing-duration>PT1M50S</meta:editing-duration>
    <meta:editing-cycles>2</meta:editing-cycles>
    <meta:generator>LibreOffice/4.2.6.3$Linux_X86_64 LibreOffice_project/420m0$Build-3</meta:generator>
    <meta:document-statistic meta:object-count="25"/>
  </office:meta>
</office:document-meta>
</file>